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Text" svg:font-family="'Crimson Text'" style:font-adornments="Regular" style:font-pitch="variable"/>
    <style:font-face style:name="Crimson Text1" svg:font-family="'Crimson Text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imbus Roman No9 L2" svg:font-family="'Nimbus Roman No9 L'" style:font-adornments="Regular" style:font-pitch="variable"/>
    <style:font-face style:name="Nimbus Roman No9 L3" svg:font-family="'Nimbus Roman No9 L'" style:font-adornments="Regular" style:font-family-generic="system" style:font-pitch="variable"/>
    <style:font-face style:name="Nimbus Roman No9 L4" svg:font-family="'Nimbus Roman No9 L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svg:stroke-opacity="40%" draw:fill="none" draw:fill-color="#3333b2" draw:textarea-horizontal-align="justify" draw:textarea-vertical-align="middle" draw:auto-grow-height="false" fo:min-height="1.074cm" fo:min-width="11.61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fill-color="#ffff00" draw:textarea-horizontal-align="justify" draw:textarea-vertical-align="middle" draw:auto-grow-height="false" fo:min-height="0.904cm" fo:min-width="3.31cm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3333bf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fill-color="#ffff00" draw:textarea-horizontal-align="justify" draw:textarea-vertical-align="middle" draw:auto-grow-height="false" fo:min-height="0.909cm" fo:min-width="3.31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fill-color="#ffff00" draw:textarea-horizontal-align="justify" draw:textarea-vertical-align="middle" draw:auto-grow-height="false" fo:min-height="0.881cm" fo:min-width="3.31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fill-color="#ffff00" draw:textarea-horizontal-align="justify" draw:textarea-vertical-align="middle" draw:auto-grow-height="false" fo:min-height="0.893cm" fo:min-width="3.31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3333bf" draw:textarea-horizontal-align="justify" draw:textarea-vertical-align="middle" draw:auto-grow-height="false" fo:min-height="2.799cm" fo:min-width="2.08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width="0.106cm" svg:stroke-color="#000000" draw:marker-start-width="0.359cm" draw:marker-end="" draw:marker-end-width="0.459cm" svg:stroke-opacity="40%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 style:list-style-name="L1">
      <style:graphic-properties svg:stroke-width="0.053cm" svg:stroke-color="#000000" draw:marker-start-width="0.279cm" draw:marker-end-width="0.279cm" draw:fill="none" draw:fill-color="#c9211e" draw:textarea-horizontal-align="justify" draw:textarea-vertical-align="middle" draw:auto-grow-height="false" fo:min-height="2.502cm" fo:min-width="4.157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3333b2"/>
      <style:paragraph-properties fo:text-align="center" style:writing-mode="lr-tb"/>
      <style:text-properties fo:color="#000000" loext:opacity="100%" style:font-name="Crimson Text1" fo:font-weight="bold"/>
    </style:style>
    <style:style style:name="P2" style:family="paragraph">
      <style:paragraph-properties fo:text-align="center" style:writing-mode="lr-tb"/>
      <style:text-properties fo:color="#000000" loext:opacity="100%" style:font-name="Crimson Text1" style:font-size-asian="18pt" style:font-size-complex="18pt"/>
    </style:style>
    <style:style style:name="P3" style:family="paragraph">
      <loext:graphic-properties draw:fill="none" draw:fill-color="#ffff00"/>
      <style:paragraph-properties fo:text-align="center" style:writing-mode="lr-tb"/>
      <style:text-properties fo:color="#000000" loext:opacity="100%" style:font-name="Crimson Text1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000000" loext:opacity="100%" style:font-name="Crimson Text1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3333b2"/>
      <style:paragraph-properties fo:text-align="start" style:writing-mode="lr-tb"/>
      <style:text-properties fo:color="#000000" loext:opacity="100%" style:font-name="Crimson Text1" fo:font-weight="bold" style:font-size-asian="18pt" style:font-size-complex="18pt"/>
    </style:style>
    <style:style style:name="P7" style:family="paragraph">
      <loext:graphic-properties draw:fill="none" draw:fill-color="#000000"/>
      <style:paragraph-properties fo:text-align="start" style:writing-mode="lr-tb"/>
      <style:text-properties fo:color="#000000" loext:opacity="100%" style:font-name="Crimson Text1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3333bf"/>
      <style:paragraph-properties fo:text-align="start" style:writing-mode="lr-tb"/>
      <style:text-properties fo:color="#000000" loext:opacity="100%" style:font-name="Crimson Text1" fo:font-weight="bold" style:font-size-asian="18pt" style:font-size-complex="18pt"/>
    </style:style>
    <style:style style:name="P9" style:family="paragraph">
      <loext:graphic-properties draw:fill="none" draw:fill-color="#3333b2"/>
      <style:paragraph-properties fo:text-align="start" style:writing-mode="lr-tb"/>
      <style:text-properties fo:color="#000000" loext:opacity="100%" style:font-name="Crimson Text1" fo:font-size="16pt" fo:font-weight="bold" style:font-size-asian="16pt" style:font-size-complex="16pt"/>
    </style:style>
    <style:style style:name="P10" style:family="paragraph">
      <style:paragraph-properties fo:text-align="center" style:writing-mode="lr-tb"/>
      <style:text-properties fo:color="#000000" loext:opacity="100%" style:font-name="Crimson Text1" fo:font-weight="bold" style:font-size-asian="18pt" style:font-size-complex="18pt"/>
    </style:style>
    <style:style style:name="P11" style:family="paragraph">
      <loext:graphic-properties draw:fill="none" draw:fill-color="#3333bf"/>
      <style:paragraph-properties fo:text-align="center" style:writing-mode="lr-tb"/>
      <style:text-properties fo:color="#000000" loext:opacity="100%" style:font-name="Crimson Text1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000000" loext:opacity="100%" style:font-name="Crimson Text1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loext:opacity="100%" style:font-name="Crimson Text1" fo:font-size="16pt" fo:font-weight="bold"/>
    </style:style>
    <style:style style:name="P14" style:family="paragraph">
      <loext:graphic-properties draw:fill="none" draw:fill-color="#c9211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loext:opacity="100%" style:font-name="Crimson Text1" fo:font-size="16pt" fo:font-weight="bold"/>
    </style:style>
    <style:style style:name="P15" style:family="paragraph">
      <style:paragraph-properties fo:text-align="center" style:writing-mode="lr-tb"/>
      <style:text-properties fo:color="#000000" loext:opacity="100%" style:font-name="Crimson Text1" fo:font-weight="bold"/>
    </style:style>
    <style:style style:name="T1" style:family="text">
      <style:text-properties fo:color="#000000" loext:opacity="100%" style:font-name="Crimson Text1" style:font-size-asian="18pt" style:font-size-complex="18pt"/>
    </style:style>
    <style:style style:name="T2" style:family="text">
      <style:text-properties fo:color="#000000" loext:opacity="100%" style:font-name="Crimson Text1" fo:font-weight="bold" style:font-size-asian="18pt" style:font-size-complex="18pt"/>
    </style:style>
    <style:style style:name="T3" style:family="text">
      <style:text-properties fo:color="#000000" loext:opacity="100%" style:font-name="Crimson Text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loext:opacity="100%" style:font-name="Crimson Text1" fo:font-size="16pt" fo:font-weight="bold" style:font-size-asian="16pt" style:font-size-complex="16pt"/>
    </style:style>
    <style:style style:name="T5" style:family="text">
      <style:text-properties fo:color="#000000" loext:opacity="100%" style:font-name="Crimson Text1" fo:font-size="16pt" fo:font-weight="bold" style:font-size-asian="18pt" style:font-size-complex="18pt"/>
    </style:style>
    <style:style style:name="T6" style:family="text">
      <style:text-properties fo:color="#000000" loext:opacity="100%" style:font-name="Crimson Text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12.311cm" svg:height="1.524cm" draw:transform="rotate (1.5707963267949) translate (4.699cm 12.5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81cm" svg:height="1.154cm" svg:x="0.413cm" svg:y="0.306cm">
          <text:p text:style-name="P2"><text:span text:style-name="T1">sent_tf_seq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351cm" svg:y1="1.514cm" svg:x2="20.251cm" svg:y2="4.671cm" draw:start-shape="id1" draw:start-glue-point="1" draw:end-shape="id2" draw:end-glue-point="8" svg:d="M14351 1514h5900v3157" svg:viewBox="0 0 5901 3158">
          <text:p/>
        </draw:connector>
        <draw:connector draw:style-name="gr3" draw:text-style-name="P4" draw:layer="layout" draw:line-skew="0.146cm -1.248cm" svg:x1="14.351cm" svg:y1="8.374cm" svg:x2="18.149cm" svg:y2="4.671cm" draw:start-shape="id3" draw:start-glue-point="1" draw:end-shape="id2" draw:end-glue-point="10" svg:d="M14351 8374h1270v-5479h2528v1776" svg:viewBox="0 0 3799 5480">
          <text:p/>
        </draw:connector>
        <draw:polygon draw:style-name="gr4" draw:text-style-name="P6" xml:id="id1" draw:id="id1" draw:layer="layout" svg:width="2.91cm" svg:height="2.539cm" svg:x="11.44cm" svg:y="0.244cm" svg:viewBox="0 0 2911 2540" draw:points="0,2540 0,0 2911,847 2911,1693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TF</text:span></text:p>
        </draw:polygon>
        <draw:polygon draw:style-name="gr5" draw:text-style-name="P7" xml:id="id5" draw:id="id5" draw:layer="layout" svg:width="3.02cm" svg:height="3.123cm" svg:x="7.266cm" svg:y="4.832cm" svg:viewBox="0 0 3021 3124" draw:points="0,3124 0,0 3021,1042 3021,2082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3">Détéction</text:span></text:p>
          <text:p text:style-name="P5"><text:span text:style-name="T3">Langue</text:span></text:p>
        </draw:polygon>
        <draw:polygon draw:style-name="gr6" draw:text-style-name="P8" xml:id="id3" draw:id="id3" draw:layer="layout" svg:width="2.88cm" svg:height="2.572cm" svg:x="11.47cm" svg:y="7.088cm" svg:viewBox="0 0 2881 2573" draw:points="0,2573 0,0 2881,858 2881,1715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Taille</text:span></text:p>
        </draw:polygon>
        <draw:polygon draw:style-name="gr4" draw:text-style-name="P9" xml:id="id6" draw:id="id6" draw:layer="layout" svg:width="2.872cm" svg:height="2.783cm" svg:x="11.478cm" svg:y="3.375cm" svg:viewBox="0 0 2873 2784" draw:points="0,2784 0,0 2873,928 2873,1856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4">Similarité</text:span></text:p>
        </draw:polygon>
        <draw:polygon draw:style-name="gr6" draw:text-style-name="P8" xml:id="id4" draw:id="id4" draw:layer="layout" svg:width="2.883cm" svg:height="2.61cm" svg:x="11.467cm" svg:y="10.098cm" svg:viewBox="0 0 2884 2611" draw:points="0,2611 0,0 2884,871 2884,1740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Position</text:span></text:p>
        </draw:polygon>
        <draw:custom-shape draw:style-name="gr7" draw:text-style-name="P3" xml:id="id12" draw:id="id12" draw:layer="layout" svg:width="3.81cm" svg:height="1.159cm" svg:x="0.451cm" svg:y="8.107cm">
          <text:p text:style-name="P2"><text:span text:style-name="T1">sent_siz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3.81cm" svg:height="1.131cm" svg:x="0.451cm" svg:y="3.439cm">
          <text:p text:style-name="P2"><text:span text:style-name="T1">sent_sim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1" draw:id="id11" draw:layer="layout" svg:width="3.81cm" svg:height="1.143cm" svg:x="0.451cm" svg:y="6.556cm">
          <text:p text:style-name="P2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3.81cm" svg:height="1.143cm" svg:x="0.451cm" svg:y="9.658cm">
          <text:p text:style-name="P2"><text:span text:style-name="T1">sent_p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4cm -0.867cm" svg:x1="14.351cm" svg:y1="11.403cm" svg:x2="17.374cm" svg:y2="4.671cm" draw:start-shape="id4" draw:start-glue-point="1" draw:end-shape="id2" draw:end-glue-point="11" svg:d="M14351 11403h1524v-8127h1499v1395" svg:viewBox="0 0 3024 8128">
          <text:p/>
        </draw:connector>
        <draw:connector draw:style-name="gr3" draw:text-style-name="P4" draw:layer="layout" draw:line-skew="-0.323cm" svg:x1="10.287cm" svg:y1="6.394cm" svg:x2="11.44cm" svg:y2="2.064cm" draw:start-shape="id5" draw:start-glue-point="1" draw:end-shape="id1" draw:end-glue-point="5" svg:d="M10287 6394h254v-4330h899" svg:viewBox="0 0 1154 4331">
          <text:p/>
        </draw:connector>
        <draw:connector draw:style-name="gr3" draw:text-style-name="P4" draw:layer="layout" draw:line-skew="-0.342cm" svg:x1="10.287cm" svg:y1="6.394cm" svg:x2="11.478cm" svg:y2="5.37cm" draw:start-shape="id5" draw:start-glue-point="1" draw:end-shape="id6" draw:end-glue-point="5" svg:d="M10287 6394h254v-1024h937" svg:viewBox="0 0 1192 1025">
          <text:p/>
        </draw:connector>
        <draw:connector draw:style-name="gr3" draw:text-style-name="P4" draw:layer="layout" draw:line-skew="-0.336cm" svg:x1="10.287cm" svg:y1="6.394cm" svg:x2="11.467cm" svg:y2="10.794cm" draw:start-shape="id5" draw:start-glue-point="1" draw:end-shape="id4" draw:end-glue-point="4" svg:d="M10287 6394h254v4400h926" svg:viewBox="0 0 1181 4401">
          <text:p/>
        </draw:connector>
        <draw:connector draw:style-name="gr3" draw:text-style-name="P4" draw:layer="layout" draw:line-skew="-0.338cm" svg:x1="10.287cm" svg:y1="6.394cm" svg:x2="11.47cm" svg:y2="7.774cm" draw:start-shape="id5" draw:start-glue-point="1" draw:end-shape="id3" draw:end-glue-point="4" svg:d="M10287 6394h254v1380h929" svg:viewBox="0 0 1184 1381">
          <text:p/>
        </draw:connector>
        <draw:custom-shape draw:style-name="gr9" draw:text-style-name="P3" xml:id="id8" draw:id="id8" draw:layer="layout" svg:width="3.81cm" svg:height="1.143cm" svg:x="0.451cm" svg:y="1.849cm">
          <text:p text:style-name="P2"><text:span text:style-name="T1">doc_tf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3.81cm" svg:height="1.143cm" svg:x="0.451cm" svg:y="11.282cm">
          <text:p text:style-name="P2"><text:span text:style-name="T1">nbr_s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3.81cm" svg:height="1.143cm" svg:x="0.478cm" svg:y="4.978cm">
          <text:p text:style-name="P2"><text:span text:style-name="T1">doc_sim_seq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" draw:id="id2" draw:layer="layout" svg:width="4.318cm" svg:height="3.048cm" svg:x="16.598cm" svg:y="4.67cm">
          <draw:glue-point draw:id="8" svg:x="3.462cm" svg:y="-4.998cm"/>
          <draw:glue-point draw:id="9" svg:x="1.924cm" svg:y="-4.998cm"/>
          <draw:glue-point draw:id="10" svg:x="-1.409cm" svg:y="-4.998cm"/>
          <draw:glue-point draw:id="11" svg:x="-3.204cm" svg:y="-4.998cm"/>
          <text:p text:style-name="P10"><text:span text:style-name="T2">Phras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4" draw:layer="layout" draw:line-skew="1.904cm -1.756cm" svg:x1="10.287cm" svg:y1="6.394cm" svg:x2="18.757cm" svg:y2="4.67cm" draw:start-shape="id5" draw:start-glue-point="1" draw:end-shape="id2" draw:end-glue-point="4" svg:d="M10287 6394h5060v-4007h3410v2283" svg:viewBox="0 0 8471 4008">
          <text:p/>
        </draw:connector>
        <draw:connector draw:style-name="gr3" draw:text-style-name="P4" draw:layer="layout" draw:type="line" svg:x1="18.757cm" svg:y1="7.718cm" svg:x2="18.732cm" svg:y2="10.869cm" draw:start-shape="id2" draw:start-glue-point="6" svg:d="M18757 7718l-25 3151" svg:viewBox="0 0 26 3152">
          <text:p/>
        </draw:connector>
        <draw:connector draw:style-name="gr3" draw:text-style-name="P4" draw:layer="layout" draw:type="line" svg:x1="6.293cm" svg:y1="6.377cm" svg:x2="7.266cm" svg:y2="6.394cm" draw:end-shape="id5" draw:end-glue-point="3" svg:d="M6293 6377l973 17" svg:viewBox="0 0 974 18">
          <text:p/>
        </draw:connector>
        <draw:custom-shape draw:style-name="gr9" draw:text-style-name="P3" xml:id="id15" draw:id="id15" draw:layer="layout" svg:width="3.81cm" svg:height="1.143cm" svg:x="0.451cm" svg:y="12.882cm">
          <text:p text:style-name="P2"><text:span text:style-name="T1">rouge_1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4.223cm" svg:y1="0.883cm" svg:x2="6.293cm" svg:y2="1.941cm" draw:start-shape="id7" draw:start-glue-point="1" svg:d="M4223 883l2070 1058" svg:viewBox="0 0 2071 1059">
          <text:p/>
        </draw:connector>
        <draw:connector draw:style-name="gr11" draw:text-style-name="P12" draw:layer="layout" draw:type="line" svg:x1="4.261cm" svg:y1="2.42cm" svg:x2="6.293cm" svg:y2="1.941cm" draw:start-shape="id8" svg:d="M4261 2420l2032-479" svg:viewBox="0 0 2033 480">
          <text:p/>
        </draw:connector>
        <draw:connector draw:style-name="gr11" draw:text-style-name="P12" draw:layer="layout" draw:type="line" svg:x1="4.261cm" svg:y1="4.004cm" svg:x2="6.292cm" svg:y2="3.693cm" draw:start-shape="id9" draw:start-glue-point="1" svg:d="M4261 4004l2031-311" svg:viewBox="0 0 2032 312">
          <text:p/>
        </draw:connector>
        <draw:connector draw:style-name="gr11" draw:text-style-name="P12" draw:layer="layout" draw:type="line" svg:x1="4.288cm" svg:y1="5.549cm" svg:x2="6.292cm" svg:y2="3.693cm" draw:start-shape="id10" draw:start-glue-point="1" svg:d="M4288 5549l2004-1856" svg:viewBox="0 0 2005 1857">
          <text:p/>
        </draw:connector>
        <draw:connector draw:style-name="gr11" draw:text-style-name="P12" draw:layer="layout" draw:type="line" svg:x1="4.261cm" svg:y1="2.42cm" svg:x2="6.293cm" svg:y2="6.377cm" draw:start-shape="id8" draw:start-glue-point="1" svg:d="M4261 2420l2032 3957" svg:viewBox="0 0 2033 3958">
          <text:p/>
        </draw:connector>
        <draw:connector draw:style-name="gr11" draw:text-style-name="P12" draw:layer="layout" draw:type="line" svg:x1="4.288cm" svg:y1="5.549cm" svg:x2="6.293cm" svg:y2="6.377cm" draw:start-shape="id10" draw:start-glue-point="1" svg:d="M4288 5549l2005 828" svg:viewBox="0 0 2006 829">
          <text:p/>
        </draw:connector>
        <draw:connector draw:style-name="gr11" draw:text-style-name="P12" draw:layer="layout" draw:type="line" svg:x1="4.261cm" svg:y1="7.127cm" svg:x2="6.293cm" svg:y2="6.377cm" draw:start-shape="id11" draw:start-glue-point="1" svg:d="M4261 7127l2032-750" svg:viewBox="0 0 2033 751">
          <text:p/>
        </draw:connector>
        <draw:connector draw:style-name="gr11" draw:text-style-name="P12" draw:layer="layout" draw:type="line" svg:x1="4.261cm" svg:y1="7.127cm" svg:x2="6.285cm" svg:y2="8.419cm" draw:start-shape="id11" draw:start-glue-point="1" svg:d="M4261 7127l2024 1292" svg:viewBox="0 0 2025 1293">
          <text:p/>
        </draw:connector>
        <draw:connector draw:style-name="gr11" draw:text-style-name="P12" xml:id="id17" draw:id="id17" draw:layer="layout" draw:type="line" svg:x1="4.261cm" svg:y1="8.686cm" svg:x2="6.285cm" svg:y2="8.419cm" draw:start-shape="id12" draw:start-glue-point="1" svg:d="M4261 8686l2024-267" svg:viewBox="0 0 2025 268">
          <text:p/>
        </draw:connector>
        <draw:connector draw:style-name="gr11" draw:text-style-name="P12" draw:layer="layout" draw:type="line" svg:x1="4.261cm" svg:y1="10.229cm" svg:x2="6.279cm" svg:y2="10.275cm" draw:start-shape="id13" svg:d="M4261 10229l2018 46" svg:viewBox="0 0 2019 47">
          <text:p/>
        </draw:connector>
        <draw:connector draw:style-name="gr11" draw:text-style-name="P12" draw:layer="layout" draw:type="line" svg:x1="4.261cm" svg:y1="11.853cm" svg:x2="6.279cm" svg:y2="10.275cm" draw:start-shape="id14" draw:start-glue-point="1" svg:d="M4261 11853l2018-1578" svg:viewBox="0 0 2019 1579">
          <text:p/>
        </draw:connector>
        <draw:connector draw:style-name="gr3" draw:text-style-name="P12" draw:layer="layout" draw:line-skew="-0.489cm -2.264cm" svg:x1="14.351cm" svg:y1="4.767cm" svg:x2="19.587cm" svg:y2="4.671cm" draw:start-shape="id6" draw:start-glue-point="1" draw:end-shape="id2" draw:end-glue-point="9" svg:d="M14351 4767h635v-2888h4601v2792" svg:viewBox="0 0 5237 2889">
          <text:p/>
        </draw:connector>
        <draw:connector draw:style-name="gr3" draw:text-style-name="P12" draw:layer="layout" draw:line-skew="4.995cm" svg:x1="4.261cm" svg:y1="13.453cm" svg:x2="16.256cm" svg:y2="12.446cm" draw:start-shape="id15" draw:start-glue-point="1" draw:end-shape="id16" svg:d="M4261 13453h11005v-1007h990" svg:viewBox="0 0 11996 1008">
          <text:p/>
        </draw:connector>
        <draw:connector draw:style-name="gr12" draw:text-style-name="P12" draw:layer="layout" svg:x1="6.293cm" svg:y1="1.941cm" svg:x2="11.44cm" svg:y2="0.922cm" draw:end-shape="id1" draw:end-glue-point="4" svg:d="M6293 1941h2310v-1019h2837" svg:viewBox="0 0 5148 1020">
          <text:p/>
        </draw:connector>
        <draw:connector draw:style-name="gr3" draw:text-style-name="P12" draw:layer="layout" svg:x1="6.292cm" svg:y1="3.693cm" svg:x2="11.478cm" svg:y2="4.118cm" draw:end-shape="id6" draw:end-glue-point="4" svg:d="M6292 3693h2330v425h2856" svg:viewBox="0 0 5187 426">
          <text:p/>
        </draw:connector>
        <draw:connector draw:style-name="gr3" draw:text-style-name="P12" draw:layer="layout" svg:x1="6.285cm" svg:y1="8.419cm" svg:x2="11.47cm" svg:y2="8.931cm" draw:start-shape="id17" draw:start-glue-point="3" draw:end-shape="id3" draw:end-glue-point="5" svg:d="M6285 8419h2606v512h2579" svg:viewBox="0 0 5186 513">
          <text:p/>
        </draw:connector>
        <draw:connector draw:style-name="gr3" draw:text-style-name="P12" draw:layer="layout" svg:x1="6.279cm" svg:y1="10.275cm" svg:x2="11.467cm" svg:y2="11.968cm" draw:end-shape="id4" draw:end-glue-point="5" svg:d="M6279 10275h2331v1693h2857" svg:viewBox="0 0 5189 1694">
          <text:p/>
        </draw:connector>
        <draw:custom-shape draw:style-name="gr13" draw:text-style-name="P14" xml:id="id16" draw:id="id16" draw:layer="layout" svg:width="4.953cm" svg:height="3.048cm" svg:x="16.256cm" svg:y="10.922cm">
          <text:p text:style-name="P13"><text:span text:style-name="T5">Calculer l’erreur </text:span></text:p>
          <text:p text:style-name="P13"><text:span text:style-name="T5">et </text:span></text:p>
          <text:p text:style-name="P13"><text:span text:style-name="T5">rétro-propa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311cm" svg:height="1.524cm" draw:transform="rotate (1.5707963267949) translate (4.7cm 12.565cm)">
          <text:p text:style-name="P15"><text:span text:style-name="T6">Transformation des caractéristi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Text" svg:font-family="'Crimson Text'" style:font-adornments="Regular" style:font-pitch="variable"/>
    <style:font-face style:name="Crimson Text1" svg:font-family="'Crimson Text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imbus Roman No9 L2" svg:font-family="'Nimbus Roman No9 L'" style:font-adornments="Regular" style:font-pitch="variable"/>
    <style:font-face style:name="Nimbus Roman No9 L3" svg:font-family="'Nimbus Roman No9 L'" style:font-adornments="Regular" style:font-family-generic="system" style:font-pitch="variable"/>
    <style:font-face style:name="Nimbus Roman No9 L4" svg:font-family="'Nimbus Roman No9 L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/>
      <style:text-properties style:font-name="Nimbus Roman No9 L1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image-width="0cm" draw:fill-image-height="0cm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.336cm" fo:page-height="14.4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d166454616c1632304285822f9c83ce2e660fd92</meta:generator>
    <dc:title/>
    <meta:initial-creator>Unknown</meta:initial-creator>
    <meta:editing-cycles>33</meta:editing-cycles>
    <dc:date>2022-05-12T22:36:53.547404519</dc:date>
    <meta:creation-date>2016-08-10T12:12:58</meta:creation-date>
    <meta:editing-duration>PT2H22M34S</meta:editing-duration>
    <meta:document-statistic meta:object-count="45"/>
    <meta:user-defined meta:name="email">kariminfo0@gmail.com</meta:user-defined>
  </office:meta>
</office:document-meta>
</file>